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0afa43"/>
    </style:style>
    <style:style style:name="P15" style:family="paragraph" style:parent-style-name="Table_20_Contents">
      <style:text-properties officeooo:rsid="000afa43" officeooo:paragraph-rsid="001bd3a9"/>
    </style:style>
    <style:style style:name="P16" style:family="paragraph" style:parent-style-name="Table_20_Contents">
      <style:text-properties officeooo:rsid="001bd3a9" officeooo:paragraph-rsid="001bd3a9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b166c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0afa43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1bd3a9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style:font-name="Arial" fo:font-size="14pt" fo:font-weight="bold" officeooo:rsid="001bd3a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4" style:family="text">
      <style:text-properties fo:font-size="8pt" style:font-size-asian="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07ca56"/>
    </style:style>
    <style:style style:name="T20" style:family="text">
      <style:text-properties officeooo:rsid="001bd3a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bd3a9" style:font-weight-asian="bold" style:font-weight-complex="bold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299971096768" text:id="ct14029997109676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299973608800" text:id="ct14029997360880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299964587984" text:id="ct14029996458798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299971096768"/>Adopted as a NMRA <text:span text:style-name="T19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8">Adopted</text:span> column in the <text:span text:style-name="T17">Version History</text:span> table below.</text:p>
      <text:h text:style-name="Heading_20_1" text:outline-level="1"><text:change text:change-id="ct140299973608800"/><text:change-start text:change-id="ct140299964587984"/>Version History<text:change-end text:change-id="ct14029996458798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0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Minor grammatical corrections and readability improvements</text:p>
            <text:p text:style-name="P15">Changed document numbering from <text:span text:style-name="T22">TN</text:span><text:span text:style-name="T21">-9.7.3.4</text:span> (Network &amp; Transport Layer) to <text:span text:style-name="T22">TN</text:span><text:span text:style-name="T21">-9.7.4.3</text:span> (Session Layer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76e3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bd3a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officeooo:rsid="001bd3a9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5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6:26:07.867810721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Simple Node Inform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</text:span><text:span text:style-name="MT13">4.</text:span><text:span text:style-name="MT12">3</text:span><text:span text:style-name="MT14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2</meta:editing-cycles>
    <meta:editing-duration>PT19H56M14S</meta:editing-duration>
    <meta:generator>LibreOffice/4.4.0.3$MacOSX_X86_64 LibreOffice_project/de093506bcdc5fafd9023ee680b8c60e3e0645d7</meta:generator>
    <dc:date>2016-02-08T16:26:07.686609000</dc:date>
    <meta:printed-by>Bob Jacobsen</meta:printed-by>
    <meta:print-date>2010-09-15T08:46:04</meta:print-date>
    <meta:document-statistic meta:table-count="2" meta:image-count="1" meta:object-count="0" meta:page-count="1" meta:paragraph-count="17" meta:word-count="104" meta:character-count="666" meta:non-whitespace-character-count="572"/>
  </office:meta>
</office:document-meta>
</file>